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1" style:family="text">
      <style:text-properties style:font-name="Arial" fo:font-style="italic" style:font-style-asian="italic" style:font-name-complex="Arial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nunciado de la práctica infantil de PL/SQL</text:p>
      <text:p text:style-name="P2"/>
      <text:p text:style-name="P3">Ejercicio 1</text:p>
      <text:p text:style-name="P3"/>
      <text:p text:style-name="P1"><text:span text:style-name="T1">Haz una función llamada DevolverCodDept que reciba el nombre de un departamento y devuelva su código.</text:span></text:p>
      <text:p text:style-name="P3"/>
      <text:p text:style-name="P3">Ejercicio 2</text:p>
      <text:p text:style-name="P1"/>
      <text:p text:style-name="P1"><text:span text:style-name="T1">Realiza un procedimiento llamado HallarNumEmp que recibiendo un nombre de departamento, muestre en pantalla el número de empleados de dicho departamento. Puedes utilizar la función creada en el ejercicio 1.</text:span></text:p>
      <text:p text:style-name="P1"><text:span text:style-name="T1"/></text:p>
      <text:p text:style-name="P1"><text:span text:style-name="T1">Si el departamento no tiene empleados deberá mostrar un mensaje informando de ello. Si el departamento no existe se tratará la excepción correspondiente.</text:span></text:p>
      <text:p text:style-name="P1"><text:span text:style-name="T1"/></text:p>
      <text:p text:style-name="P3">Ejercicio 3</text:p>
      <text:p text:style-name="P1"><text:span text:style-name="T1"/></text:p>
      <text:p text:style-name="P1"><text:span text:style-name="T1">Realiza una función llamada CalcularCosteSalarial que reciba un nombre de departamento y devuelva la suma de los salarios y comisiones de los empleados de dicho departamento. Trata las excepciones que consideres necesarias.</text:span></text:p>
      <text:p text:style-name="P1"><text:span text:style-name="T1"/></text:p>
      <text:p text:style-name="P3">Ejercicio 4</text:p>
      <text:p text:style-name="P1"><text:span text:style-name="T1"/></text:p>
      <text:p text:style-name="P1"><text:span text:style-name="T1">Realiza un procedimiento MostrarCostesSalariales que muestre los nombres de todos los departamentos y el coste salarial de cada uno de ellos. Puedes usar la función del ejercicio 3.</text:span></text:p>
      <text:p text:style-name="P1"><text:span text:style-name="T1"/></text:p>
      <text:p text:style-name="P3">Ejercicio 5</text:p>
      <text:p text:style-name="P1"><text:span text:style-name="T1"/></text:p>
      <text:p text:style-name="P1"><text:span text:style-name="T1">Realiza un procedimiento MostrarAbreviaturas que muestre las tres primeras letras del nombre de cada empleado.</text:span></text:p>
      <text:p text:style-name="P1"><text:span text:style-name="T1"/></text:p>
      <text:p text:style-name="P3">Ejercicio 6</text:p>
      <text:p text:style-name="P1"><text:span text:style-name="T1"/></text:p>
      <text:p text:style-name="P1"><text:span text:style-name="T1">Realiza un procedimiento MostrarMasAntiguos que muestre el nombre del empleado más antiguo de cada departamento junto con el nombre del departamento. Trata las excepciones que consideres necesarias.</text:span></text:p>
      <text:p text:style-name="P1"><text:span text:style-name="T1"/></text:p>
      <text:p text:style-name="P3">Ejercicio 7</text:p>
      <text:p text:style-name="P1"><text:span text:style-name="T1"/></text:p>
      <text:p text:style-name="P1"><text:span text:style-name="T1">Realiza un procedimiento MostrarJefes que reciba el nombre de un departamento y muestre los nombres de los empleados de ese departamento que son jefes de otros empleados.Trata las excepciones que consideres necesarias.</text:span></text:p>
      <text:p text:style-name="P1"><text:span text:style-name="T1"/></text:p>
      <text:p text:style-name="P3">Ejercicio 8</text:p>
      <text:p text:style-name="P1"><text:span text:style-name="T1"/></text:p>
      <text:p text:style-name="P1"><text:span text:style-name="T1">Realiza un procedimiento MostrarMejoresVendedores que muestre los nombres de los dos vendedores con más comisiones. Trata las excepciones que consideres necesarias.</text:span></text:p>
      <text:p text:style-name="P1"><text:span text:style-name="T1"/></text:p>
      <text:p text:style-name="P1"><text:span text:style-name="T2">Ejercicio 9</text:span></text:p>
      <text:p text:style-name="P1"><text:span text:style-name="T1"/></text:p>
      <text:p text:style-name="P1"><text:span text:style-name="T1">Realiza un procedimiento MostrarsodaelpmE que reciba el nombre de un departamento al revés y muestre los nombres de los empleados de ese departamento. Trata las excepciones que consideres necesarias.</text:span></text:p>
      <text:p text:style-name="P1"><text:span text:style-name="T1"/></text:p>
      <text:p text:style-name="P3">Ejercicio 10</text:p>
      <text:p text:style-name="P1"><text:span text:style-name="T1"/></text:p>
      <text:p text:style-name="P1"><text:span text:style-name="T1">Realiza un procedimiento RecortarSueldos que recorte el sueldo un 20% a los empleados cuyo nombre empiece por la letra que recibe como parámetro.Trata las excepciones que consideres necesarias.</text:span></text:p>
      <text:p text:style-name="P1"><text:span text:style-name="T1"/></text:p>
      <text:p text:style-name="P3">Ejercicio 11</text:p>
      <text:p text:style-name="P1"><text:span text:style-name="T1"/></text:p>
      <text:p text:style-name="P1"><text:span text:style-name="T1">Realiza un procedimiento BorrarBecarios que borre a los dos empleados más nuevos de cada departamento. Trata las excepciones que consideres necesari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style:font-name="Arial" fo:font-size="11pt" style:font-size-asian="11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91cm" fo:margin-bottom="1.496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Enunciado de la práctica de cursores y excepciones</dc:title>
    <meta:initial-creator>Asunción López</meta:initial-creator>
    <meta:creation-date>2012-03-30T13:45:00</meta:creation-date>
    <dc:creator>. .</dc:creator>
    <dc:date>2012-03-30T14:15:31.01</dc:date>
    <meta:print-date>2003-02-14T21:36:00</meta:print-date>
    <meta:editing-cycles>6</meta:editing-cycles>
    <meta:editing-duration>PT23M16S</meta:editing-duration>
    <meta:generator>OpenOffice.org/3.3$Win32 OpenOffice.org_project/330m20$Build-9567</meta:generator>
    <meta:document-statistic meta:table-count="0" meta:image-count="0" meta:object-count="0" meta:page-count="1" meta:paragraph-count="24" meta:word-count="331" meta:character-count="2263"/>
  </office:meta>
</office:document-meta>
</file>